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table:number-columns-spanned="7" table:number-rows-spanned="1">
            <text:p>Fibonacci Recursion</text:p>
          </table:table-cell>
          <table:covered-table-cell table:style-name="Default"/>
          <table:covered-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>
            <text:p>#0</text:p>
          </table:table-cell>
          <table:table-cell office:value-type="string">
            <text:p>#1</text:p>
          </table:table-cell>
          <table:table-cell office:value-type="string">
            <text:p>#2</text:p>
          </table:table-cell>
          <table:table-cell office:value-type="string">
            <text:p>#3</text:p>
          </table:table-cell>
          <table:table-cell office:value-type="string">
            <text:p>#4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fiboRec(n)</text:p>
          </table:table-cell>
          <table:table-cell office:value-type="string">
            <text:p>Call func(0)</text:p>
          </table:table-cell>
          <table:table-cell office:value-type="string">
            <text:p>Call func(1)</text:p>
          </table:table-cell>
          <table:table-cell/>
          <table:table-cell office:value-type="string">
            <text:p>#0 + #1 + #2</text:p>
          </table:table-cell>
          <table:table-cell office:value-type="string">
            <text:p>#0 + #1 - #2</text:p>
          </table:table-cell>
        </table:table-row>
        <table:table-row table:style-name="ro2">
          <table:table-cell table:number-columns-repeated="2"/>
          <table:table-cell office:value-type="string">
            <text:p>if(n==0)</text:p>
          </table:table-cell>
          <table:table-cell office:value-type="string">
            <text:p>Else if(n==1)</text:p>
          </table:table-cell>
          <table:table-cell office:value-type="string">
            <text:p>else</text:p>
          </table:table-cell>
          <table:table-cell office:value-type="string">
            <text:p>subTotal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+[.C8]+[.D8]+[.E8]" office:value-type="float" office:value="1">
            <text:p>1</text:p>
          </table:table-cell>
          <table:table-cell table:formula="of:=+[.C8]+[.D8]-[.E8]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+[.C9]+[.D9]+[.E9]" office:value-type="float" office:value="2">
            <text:p>2</text:p>
          </table:table-cell>
          <table:table-cell table:formula="of:=+[.C9]+[.D9]-[.E9]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+[.C10]+[.D10]+[.E10]" office:value-type="float" office:value="5">
            <text:p>5</text:p>
          </table:table-cell>
          <table:table-cell table:formula="of:=+[.C10]+[.D10]-[.E10]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+[.C11]+[.D11]+[.E11]" office:value-type="float" office:value="10">
            <text:p>10</text:p>
          </table:table-cell>
          <table:table-cell table:formula="of:=+[.C11]+[.D11]-[.E11]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formula="of:=+[.C12]+[.D12]+[.E12]" office:value-type="float" office:value="19">
            <text:p>19</text:p>
          </table:table-cell>
          <table:table-cell table:formula="of:=+[.C12]+[.D12]-[.E12]"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+[.C13]+[.D13]+[.E13]" office:value-type="float" office:value="34">
            <text:p>34</text:p>
          </table:table-cell>
          <table:table-cell table:formula="of:=+[.C13]+[.D13]-[.E13]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+[.C14]+[.D14]+[.E14]" office:value-type="float" office:value="59">
            <text:p>59</text:p>
          </table:table-cell>
          <table:table-cell table:formula="of:=+[.C14]+[.D14]-[.E14]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formula="of:=+[.C15]+[.D15]+[.E15]" office:value-type="float" office:value="100">
            <text:p>100</text:p>
          </table:table-cell>
          <table:table-cell table:formula="of:=+[.C15]+[.D15]-[.E15]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table:formula="of:=+[.C16]+[.D16]+[.E16]" office:value-type="float" office:value="167">
            <text:p>167</text:p>
          </table:table-cell>
          <table:table-cell table:formula="of:=+[.C16]+[.D16]-[.E16]"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133">
            <text:p>133</text:p>
          </table:table-cell>
          <table:table-cell table:formula="of:=+[.C17]+[.D17]+[.E17]" office:value-type="float" office:value="276">
            <text:p>276</text:p>
          </table:table-cell>
          <table:table-cell table:formula="of:=+[.C17]+[.D17]-[.E17]"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143">
            <text:p>143</text:p>
          </table:table-cell>
          <table:table-cell office:value-type="float" office:value="221">
            <text:p>221</text:p>
          </table:table-cell>
          <table:table-cell table:formula="of:=+[.C18]+[.D18]+[.E18]" office:value-type="float" office:value="453">
            <text:p>453</text:p>
          </table:table-cell>
          <table:table-cell table:formula="of:=+[.C18]+[.D18]-[.E18]"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144">
            <text:p>144</text:p>
          </table:table-cell>
          <table:table-cell office:value-type="float" office:value="232">
            <text:p>232</text:p>
          </table:table-cell>
          <table:table-cell office:value-type="float" office:value="364">
            <text:p>364</text:p>
          </table:table-cell>
          <table:table-cell table:formula="of:=+[.C19]+[.D19]+[.E19]" office:value-type="float" office:value="740">
            <text:p>740</text:p>
          </table:table-cell>
          <table:table-cell table:formula="of:=+[.C19]+[.D19]-[.E19]"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233">
            <text:p>233</text:p>
          </table:table-cell>
          <table:table-cell office:value-type="float" office:value="376">
            <text:p>376</text:p>
          </table:table-cell>
          <table:table-cell office:value-type="float" office:value="596">
            <text:p>596</text:p>
          </table:table-cell>
          <table:table-cell table:formula="of:=+[.C20]+[.D20]+[.E20]" office:value-type="float" office:value="1205">
            <text:p>1205</text:p>
          </table:table-cell>
          <table:table-cell table:formula="of:=+[.C20]+[.D20]-[.E20]"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3">
            <text:p>233</text:p>
          </table:table-cell>
          <table:table-cell office:value-type="float" office:value="377">
            <text:p>377</text:p>
          </table:table-cell>
          <table:table-cell office:value-type="float" office:value="609">
            <text:p>609</text:p>
          </table:table-cell>
          <table:table-cell office:value-type="float" office:value="972">
            <text:p>972</text:p>
          </table:table-cell>
          <table:table-cell table:formula="of:=+[.C21]+[.D21]+[.E21]" office:value-type="float" office:value="1958">
            <text:p>1958</text:p>
          </table:table-cell>
          <table:table-cell table:formula="of:=+[.C21]+[.D21]-[.E21]"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7">
            <text:p>377</text:p>
          </table:table-cell>
          <table:table-cell office:value-type="float" office:value="610">
            <text:p>610</text:p>
          </table:table-cell>
          <table:table-cell office:value-type="float" office:value="986">
            <text:p>986</text:p>
          </table:table-cell>
          <table:table-cell office:value-type="float" office:value="1581">
            <text:p>1581</text:p>
          </table:table-cell>
          <table:table-cell table:formula="of:=+[.C22]+[.D22]+[.E22]" office:value-type="float" office:value="3177">
            <text:p>3177</text:p>
          </table:table-cell>
          <table:table-cell table:formula="of:=+[.C22]+[.D22]-[.E22]"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0">
            <text:p>610</text:p>
          </table:table-cell>
          <table:table-cell office:value-type="float" office:value="987">
            <text:p>987</text:p>
          </table:table-cell>
          <table:table-cell office:value-type="float" office:value="1596">
            <text:p>1596</text:p>
          </table:table-cell>
          <table:table-cell office:value-type="float" office:value="2567">
            <text:p>2567</text:p>
          </table:table-cell>
          <table:table-cell table:formula="of:=+[.C23]+[.D23]+[.E23]" office:value-type="float" office:value="5150">
            <text:p>5150</text:p>
          </table:table-cell>
          <table:table-cell table:formula="of:=+[.C23]+[.D23]-[.E23]"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7">
            <text:p>987</text:p>
          </table:table-cell>
          <table:table-cell office:value-type="float" office:value="1597">
            <text:p>1597</text:p>
          </table:table-cell>
          <table:table-cell office:value-type="float" office:value="2583">
            <text:p>2583</text:p>
          </table:table-cell>
          <table:table-cell office:value-type="float" office:value="4163">
            <text:p>4163</text:p>
          </table:table-cell>
          <table:table-cell table:formula="of:=+[.C24]+[.D24]+[.E24]" office:value-type="float" office:value="8343">
            <text:p>8343</text:p>
          </table:table-cell>
          <table:table-cell table:formula="of:=+[.C24]+[.D24]-[.E24]"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97">
            <text:p>1597</text:p>
          </table:table-cell>
          <table:table-cell office:value-type="float" office:value="2584">
            <text:p>2584</text:p>
          </table:table-cell>
          <table:table-cell office:value-type="float" office:value="4180">
            <text:p>4180</text:p>
          </table:table-cell>
          <table:table-cell office:value-type="float" office:value="6746">
            <text:p>6746</text:p>
          </table:table-cell>
          <table:table-cell table:formula="of:=+[.C25]+[.D25]+[.E25]" office:value-type="float" office:value="13510">
            <text:p>13510</text:p>
          </table:table-cell>
          <table:table-cell table:formula="of:=+[.C25]+[.D25]-[.E25]"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84">
            <text:p>2584</text:p>
          </table:table-cell>
          <table:table-cell office:value-type="float" office:value="4181">
            <text:p>4181</text:p>
          </table:table-cell>
          <table:table-cell office:value-type="float" office:value="6764">
            <text:p>6764</text:p>
          </table:table-cell>
          <table:table-cell office:value-type="float" office:value="10926">
            <text:p>10926</text:p>
          </table:table-cell>
          <table:table-cell table:formula="of:=+[.C26]+[.D26]+[.E26]" office:value-type="float" office:value="21871">
            <text:p>21871</text:p>
          </table:table-cell>
          <table:table-cell table:formula="of:=+[.C26]+[.D26]-[.E26]"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81">
            <text:p>4181</text:p>
          </table:table-cell>
          <table:table-cell office:value-type="float" office:value="6765">
            <text:p>6765</text:p>
          </table:table-cell>
          <table:table-cell office:value-type="float" office:value="10945">
            <text:p>10945</text:p>
          </table:table-cell>
          <table:table-cell office:value-type="float" office:value="17690">
            <text:p>17690</text:p>
          </table:table-cell>
          <table:table-cell table:formula="of:=+[.C27]+[.D27]+[.E27]" office:value-type="float" office:value="35400">
            <text:p>35400</text:p>
          </table:table-cell>
          <table:table-cell table:formula="of:=+[.C27]+[.D27]-[.E27]"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65">
            <text:p>6765</text:p>
          </table:table-cell>
          <table:table-cell office:value-type="float" office:value="10946">
            <text:p>10946</text:p>
          </table:table-cell>
          <table:table-cell office:value-type="float" office:value="17710">
            <text:p>17710</text:p>
          </table:table-cell>
          <table:table-cell office:value-type="float" office:value="28635">
            <text:p>28635</text:p>
          </table:table-cell>
          <table:table-cell table:formula="of:=+[.C28]+[.D28]+[.E28]" office:value-type="float" office:value="57291">
            <text:p>57291</text:p>
          </table:table-cell>
          <table:table-cell table:formula="of:=+[.C28]+[.D28]-[.E28]"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946">
            <text:p>10946</text:p>
          </table:table-cell>
          <table:table-cell office:value-type="float" office:value="17711">
            <text:p>17711</text:p>
          </table:table-cell>
          <table:table-cell office:value-type="float" office:value="28656">
            <text:p>28656</text:p>
          </table:table-cell>
          <table:table-cell office:value-type="float" office:value="46345">
            <text:p>46345</text:p>
          </table:table-cell>
          <table:table-cell table:formula="of:=+[.C29]+[.D29]+[.E29]" office:value-type="float" office:value="92712">
            <text:p>92712</text:p>
          </table:table-cell>
          <table:table-cell table:formula="of:=+[.C29]+[.D29]-[.E29]"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711">
            <text:p>17711</text:p>
          </table:table-cell>
          <table:table-cell office:value-type="float" office:value="28657">
            <text:p>28657</text:p>
          </table:table-cell>
          <table:table-cell office:value-type="float" office:value="46367">
            <text:p>46367</text:p>
          </table:table-cell>
          <table:table-cell office:value-type="float" office:value="75001">
            <text:p>75001</text:p>
          </table:table-cell>
          <table:table-cell table:formula="of:=+[.C30]+[.D30]+[.E30]" office:value-type="float" office:value="150025">
            <text:p>150025</text:p>
          </table:table-cell>
          <table:table-cell table:formula="of:=+[.C30]+[.D30]-[.E30]"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657">
            <text:p>28657</text:p>
          </table:table-cell>
          <table:table-cell office:value-type="float" office:value="46368">
            <text:p>46368</text:p>
          </table:table-cell>
          <table:table-cell office:value-type="float" office:value="75024">
            <text:p>75024</text:p>
          </table:table-cell>
          <table:table-cell office:value-type="float" office:value="121368">
            <text:p>121368</text:p>
          </table:table-cell>
          <table:table-cell table:formula="of:=+[.C31]+[.D31]+[.E31]" office:value-type="float" office:value="242760">
            <text:p>242760</text:p>
          </table:table-cell>
          <table:table-cell table:formula="of:=+[.C31]+[.D31]-[.E31]"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6368">
            <text:p>46368</text:p>
          </table:table-cell>
          <table:table-cell office:value-type="float" office:value="75025">
            <text:p>75025</text:p>
          </table:table-cell>
          <table:table-cell office:value-type="float" office:value="121392">
            <text:p>121392</text:p>
          </table:table-cell>
          <table:table-cell office:value-type="float" office:value="196392">
            <text:p>196392</text:p>
          </table:table-cell>
          <table:table-cell table:formula="of:=+[.C32]+[.D32]+[.E32]" office:value-type="float" office:value="392809">
            <text:p>392809</text:p>
          </table:table-cell>
          <table:table-cell table:formula="of:=+[.C32]+[.D32]-[.E32]"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025">
            <text:p>75025</text:p>
          </table:table-cell>
          <table:table-cell office:value-type="float" office:value="121393">
            <text:p>121393</text:p>
          </table:table-cell>
          <table:table-cell office:value-type="float" office:value="196417">
            <text:p>196417</text:p>
          </table:table-cell>
          <table:table-cell office:value-type="float" office:value="317784">
            <text:p>317784</text:p>
          </table:table-cell>
          <table:table-cell table:formula="of:=+[.C33]+[.D33]+[.E33]" office:value-type="float" office:value="635594">
            <text:p>635594</text:p>
          </table:table-cell>
          <table:table-cell table:formula="of:=+[.C33]+[.D33]-[.E33]"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1393">
            <text:p>121393</text:p>
          </table:table-cell>
          <table:table-cell office:value-type="float" office:value="196418">
            <text:p>196418</text:p>
          </table:table-cell>
          <table:table-cell office:value-type="float" office:value="317810">
            <text:p>317810</text:p>
          </table:table-cell>
          <table:table-cell office:value-type="float" office:value="514201">
            <text:p>514201</text:p>
          </table:table-cell>
          <table:table-cell table:formula="of:=+[.C34]+[.D34]+[.E34]" office:value-type="float" office:value="1028429">
            <text:p>1028429</text:p>
          </table:table-cell>
          <table:table-cell table:formula="of:=+[.C34]+[.D34]-[.E34]"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6418">
            <text:p>196418</text:p>
          </table:table-cell>
          <table:table-cell office:value-type="float" office:value="317811">
            <text:p>317811</text:p>
          </table:table-cell>
          <table:table-cell office:value-type="float" office:value="514228">
            <text:p>514228</text:p>
          </table:table-cell>
          <table:table-cell office:value-type="float" office:value="832011">
            <text:p>832011</text:p>
          </table:table-cell>
          <table:table-cell table:formula="of:=+[.C35]+[.D35]+[.E35]" office:value-type="float" office:value="1664050">
            <text:p>1664050</text:p>
          </table:table-cell>
          <table:table-cell table:formula="of:=+[.C35]+[.D35]-[.E35]"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7811">
            <text:p>317811</text:p>
          </table:table-cell>
          <table:table-cell office:value-type="float" office:value="514229">
            <text:p>514229</text:p>
          </table:table-cell>
          <table:table-cell office:value-type="float" office:value="832039">
            <text:p>832039</text:p>
          </table:table-cell>
          <table:table-cell office:value-type="float" office:value="1346239">
            <text:p>1346239</text:p>
          </table:table-cell>
          <table:table-cell table:formula="of:=+[.C36]+[.D36]+[.E36]" office:value-type="float" office:value="2692507">
            <text:p>2692507</text:p>
          </table:table-cell>
          <table:table-cell table:formula="of:=+[.C36]+[.D36]-[.E36]"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14229">
            <text:p>514229</text:p>
          </table:table-cell>
          <table:table-cell office:value-type="float" office:value="832040">
            <text:p>832040</text:p>
          </table:table-cell>
          <table:table-cell office:value-type="float" office:value="1346268">
            <text:p>1346268</text:p>
          </table:table-cell>
          <table:table-cell office:value-type="float" office:value="2178278">
            <text:p>2178278</text:p>
          </table:table-cell>
          <table:table-cell table:formula="of:=+[.C37]+[.D37]+[.E37]" office:value-type="float" office:value="4356586">
            <text:p>4356586</text:p>
          </table:table-cell>
          <table:table-cell table:formula="of:=+[.C37]+[.D37]-[.E37]"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32040">
            <text:p>832040</text:p>
          </table:table-cell>
          <table:table-cell office:value-type="float" office:value="1346269">
            <text:p>1346269</text:p>
          </table:table-cell>
          <table:table-cell office:value-type="float" office:value="2178308">
            <text:p>2178308</text:p>
          </table:table-cell>
          <table:table-cell office:value-type="float" office:value="3524546">
            <text:p>3524546</text:p>
          </table:table-cell>
          <table:table-cell table:formula="of:=+[.C38]+[.D38]+[.E38]" office:value-type="float" office:value="7049123">
            <text:p>7049123</text:p>
          </table:table-cell>
          <table:table-cell table:formula="of:=+[.C38]+[.D38]-[.E38]" office:value-type="float" office:value="31">
            <text:p>3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1.34627e+06</text:p>
          </table:table-cell>
          <table:table-cell office:value-type="float" office:value="2178309">
            <text:p>2178309</text:p>
          </table:table-cell>
          <table:table-cell office:value-type="float" office:value="3524577">
            <text:p>3524577</text:p>
          </table:table-cell>
          <table:table-cell office:value-type="float" office:value="5702854">
            <text:p>5702854</text:p>
          </table:table-cell>
          <table:table-cell table:formula="of:=+[.C39]+[.D39]+[.E39]" office:value-type="float" office:value="11405740">
            <text:p>11405740</text:p>
          </table:table-cell>
          <table:table-cell table:formula="of:=+[.C39]+[.D39]-[.E39]"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.17831e+06</text:p>
          </table:table-cell>
          <table:table-cell office:value-type="float" office:value="3524578">
            <text:p>3524578</text:p>
          </table:table-cell>
          <table:table-cell office:value-type="float" office:value="5702886">
            <text:p>5702886</text:p>
          </table:table-cell>
          <table:table-cell office:value-type="float" office:value="9227431">
            <text:p>9227431</text:p>
          </table:table-cell>
          <table:table-cell table:formula="of:=+[.C40]+[.D40]+[.E40]" office:value-type="float" office:value="18454895">
            <text:p>18454895</text:p>
          </table:table-cell>
          <table:table-cell table:formula="of:=+[.C40]+[.D40]-[.E40]"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3.52458e+06</text:p>
          </table:table-cell>
          <table:table-cell office:value-type="float" office:value="5702887">
            <text:p>5702887</text:p>
          </table:table-cell>
          <table:table-cell office:value-type="float" office:value="9227464">
            <text:p>9227464</text:p>
          </table:table-cell>
          <table:table-cell office:value-type="float" office:value="14930317">
            <text:p>14930317</text:p>
          </table:table-cell>
          <table:table-cell table:formula="of:=+[.C41]+[.D41]+[.E41]" office:value-type="float" office:value="29860668">
            <text:p>29860668</text:p>
          </table:table-cell>
          <table:table-cell table:formula="of:=+[.C41]+[.D41]-[.E41]"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5.70289e+06</text:p>
          </table:table-cell>
          <table:table-cell office:value-type="float" office:value="9227465">
            <text:p>9227465</text:p>
          </table:table-cell>
          <table:table-cell office:value-type="float" office:value="14930351">
            <text:p>14930351</text:p>
          </table:table-cell>
          <table:table-cell office:value-type="float" office:value="24157781">
            <text:p>24157781</text:p>
          </table:table-cell>
          <table:table-cell table:formula="of:=+[.C42]+[.D42]+[.E42]" office:value-type="float" office:value="48315597">
            <text:p>48315597</text:p>
          </table:table-cell>
          <table:table-cell table:formula="of:=+[.C42]+[.D42]-[.E42]"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9.22746e+06</text:p>
          </table:table-cell>
          <table:table-cell office:value-type="float" office:value="14930352">
            <text:p>14930352</text:p>
          </table:table-cell>
          <table:table-cell office:value-type="float" office:value="24157816">
            <text:p>24157816</text:p>
          </table:table-cell>
          <table:table-cell office:value-type="float" office:value="39088132">
            <text:p>39088132</text:p>
          </table:table-cell>
          <table:table-cell table:formula="of:=+[.C43]+[.D43]+[.E43]" office:value-type="float" office:value="78176300">
            <text:p>78176300</text:p>
          </table:table-cell>
          <table:table-cell table:formula="of:=+[.C43]+[.D43]-[.E43]"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1.49304e+07</text:p>
          </table:table-cell>
          <table:table-cell office:value-type="float" office:value="24157817">
            <text:p>24157817</text:p>
          </table:table-cell>
          <table:table-cell office:value-type="float" office:value="39088168">
            <text:p>39088168</text:p>
          </table:table-cell>
          <table:table-cell office:value-type="float" office:value="63245948">
            <text:p>63245948</text:p>
          </table:table-cell>
          <table:table-cell table:formula="of:=+[.C44]+[.D44]+[.E44]" office:value-type="float" office:value="126491933">
            <text:p>126491933</text:p>
          </table:table-cell>
          <table:table-cell table:formula="of:=+[.C44]+[.D44]-[.E44]"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.41578e+07</text:p>
          </table:table-cell>
          <table:table-cell office:value-type="float" office:value="39088169">
            <text:p>39088169</text:p>
          </table:table-cell>
          <table:table-cell office:value-type="float" office:value="63245985">
            <text:p>63245985</text:p>
          </table:table-cell>
          <table:table-cell office:value-type="float" office:value="102334116">
            <text:p>102334116</text:p>
          </table:table-cell>
          <table:table-cell table:formula="of:=+[.C45]+[.D45]+[.E45]" office:value-type="float" office:value="204668270">
            <text:p>204668270</text:p>
          </table:table-cell>
          <table:table-cell table:formula="of:=+[.C45]+[.D45]-[.E45]"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3.90882e+07</text:p>
          </table:table-cell>
          <table:table-cell office:value-type="float" office:value="63245986">
            <text:p>63245986</text:p>
          </table:table-cell>
          <table:table-cell office:value-type="float" office:value="102334154">
            <text:p>102334154</text:p>
          </table:table-cell>
          <table:table-cell office:value-type="float" office:value="165580101">
            <text:p>165580101</text:p>
          </table:table-cell>
          <table:table-cell table:formula="of:=+[.C46]+[.D46]+[.E46]" office:value-type="float" office:value="331160241">
            <text:p>331160241</text:p>
          </table:table-cell>
          <table:table-cell table:formula="of:=+[.C46]+[.D46]-[.E46]"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6.3246e+07</text:p>
          </table:table-cell>
          <table:table-cell office:value-type="float" office:value="102334155">
            <text:p>102334155</text:p>
          </table:table-cell>
          <table:table-cell office:value-type="float" office:value="165580140">
            <text:p>165580140</text:p>
          </table:table-cell>
          <table:table-cell office:value-type="float" office:value="267914255">
            <text:p>267914255</text:p>
          </table:table-cell>
          <table:table-cell table:formula="of:=+[.C47]+[.D47]+[.E47]" office:value-type="float" office:value="535828550">
            <text:p>535828550</text:p>
          </table:table-cell>
          <table:table-cell table:formula="of:=+[.C47]+[.D47]-[.E47]"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.02334e+08</text:p>
          </table:table-cell>
          <table:table-cell office:value-type="float" office:value="165580141">
            <text:p>165580141</text:p>
          </table:table-cell>
          <table:table-cell office:value-type="float" office:value="267914295">
            <text:p>267914295</text:p>
          </table:table-cell>
          <table:table-cell office:value-type="float" office:value="433494395">
            <text:p>433494395</text:p>
          </table:table-cell>
          <table:table-cell table:formula="of:=+[.C48]+[.D48]+[.E48]" office:value-type="float" office:value="866988831">
            <text:p>866988831</text:p>
          </table:table-cell>
          <table:table-cell table:formula="of:=+[.C48]+[.D48]-[.E48]"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.6558e+08</text:p>
          </table:table-cell>
          <table:table-cell office:value-type="float" office:value="267914296">
            <text:p>267914296</text:p>
          </table:table-cell>
          <table:table-cell office:value-type="float" office:value="433494436">
            <text:p>433494436</text:p>
          </table:table-cell>
          <table:table-cell office:value-type="float" office:value="701408690">
            <text:p>701408690</text:p>
          </table:table-cell>
          <table:table-cell table:formula="of:=+[.C49]+[.D49]+[.E49]" office:value-type="float" office:value="1402817422">
            <text:p>1402817422</text:p>
          </table:table-cell>
          <table:table-cell table:formula="of:=+[.C49]+[.D49]-[.E49]"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.67914e+08</text:p>
          </table:table-cell>
          <table:table-cell office:value-type="float" office:value="433494437">
            <text:p>433494437</text:p>
          </table:table-cell>
          <table:table-cell office:value-type="float" office:value="701408732">
            <text:p>701408732</text:p>
          </table:table-cell>
          <table:table-cell office:value-type="float" office:value="1134903126">
            <text:p>1134903126</text:p>
          </table:table-cell>
          <table:table-cell table:formula="of:=+[.C50]+[.D50]+[.E50]" office:value-type="float" office:value="2269806295">
            <text:p>2269806295</text:p>
          </table:table-cell>
          <table:table-cell table:formula="of:=+[.C50]+[.D50]-[.E50]"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4.33494e+08</text:p>
          </table:table-cell>
          <table:table-cell office:value-type="float" office:value="701408733">
            <text:p>701408733</text:p>
          </table:table-cell>
          <table:table-cell office:value-type="float" office:value="1134903169">
            <text:p>1134903169</text:p>
          </table:table-cell>
          <table:table-cell office:value-type="float" office:value="1836311858">
            <text:p>1836311858</text:p>
          </table:table-cell>
          <table:table-cell table:formula="of:=+[.C51]+[.D51]+[.E51]" office:value-type="float" office:value="3672623760">
            <text:p>3672623760</text:p>
          </table:table-cell>
          <table:table-cell table:formula="of:=+[.C51]+[.D51]-[.E51]"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7.01409e+08</text:p>
          </table:table-cell>
          <table:table-cell office:value-type="float" office:value="1134903170">
            <text:p>1134903170</text:p>
          </table:table-cell>
          <table:table-cell office:value-type="float" office:value="1836311902">
            <text:p>1836311902</text:p>
          </table:table-cell>
          <table:table-cell office:value-type="float" office:value="2971215027">
            <text:p>2971215027</text:p>
          </table:table-cell>
          <table:table-cell table:formula="of:=+[.C52]+[.D52]+[.E52]" office:value-type="float" office:value="5942430099">
            <text:p>5942430099</text:p>
          </table:table-cell>
          <table:table-cell table:formula="of:=+[.C52]+[.D52]-[.E52]"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.1349e+09</text:p>
          </table:table-cell>
          <table:table-cell office:value-type="float" office:value="1836311903">
            <text:p>1836311903</text:p>
          </table:table-cell>
          <table:table-cell office:value-type="float" office:value="2971215072">
            <text:p>2971215072</text:p>
          </table:table-cell>
          <table:table-cell office:value-type="float" office:value="4807526929">
            <text:p>4807526929</text:p>
          </table:table-cell>
          <table:table-cell table:formula="of:=+[.C53]+[.D53]+[.E53]" office:value-type="float" office:value="9615053904">
            <text:p>9615053904</text:p>
          </table:table-cell>
          <table:table-cell table:formula="of:=+[.C53]+[.D53]-[.E53]"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.83631e+09</text:p>
          </table:table-cell>
          <table:table-cell office:value-type="float" office:value="2971215073">
            <text:p>2971215073</text:p>
          </table:table-cell>
          <table:table-cell office:value-type="float" office:value="4807526975">
            <text:p>4807526975</text:p>
          </table:table-cell>
          <table:table-cell office:value-type="float" office:value="7778742001">
            <text:p>7778742001</text:p>
          </table:table-cell>
          <table:table-cell table:formula="of:=+[.C54]+[.D54]+[.E54]" office:value-type="float" office:value="15557484049">
            <text:p>15557484049</text:p>
          </table:table-cell>
          <table:table-cell table:formula="of:=+[.C54]+[.D54]-[.E54]" office:value-type="float" office:value="47">
            <text:p>4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10/28/2019</text:date>, <text:time>00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0:23:27.97</meta:creation-date>
    <dc:date>2019-10-28T00:48:26.86</dc:date>
    <meta:editing-duration>PT7M38S</meta:editing-duration>
    <meta:editing-cycles>1</meta:editing-cycles>
    <meta:document-statistic meta:table-count="3" meta:cell-count="345" meta:object-count="0"/>
    <meta:generator>OpenOffice/4.1.7$Win32 OpenOffice.org_project/417m1$Build-9800</meta:generator>
  </office:meta>
</office:document-meta>
</file>